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615in" svg:height="6.2433in" svg:x="5.3008in" svg:y="0.2091in">
            <draw:object draw:notify-on-update-of-ranges="Sheet1.A2:Sheet1.A20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угол</text:p>
          </table:table-cell>
          <table:table-cell office:value-type="string" calcext:value-type="string">
            <text:p>погр угла</text:p>
          </table:table-cell>
          <table:table-cell office:value-type="string" calcext:value-type="string">
            <text:p>канал</text:p>
          </table:table-cell>
          <table:table-cell office:value-type="string" calcext:value-type="string">
            <text:p>погр канала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2" calcext:value-type="float">
            <text:p>2</text:p>
          </table:table-cell>
          <table:table-cell office:value-type="float" office:value="685" calcext:value-type="float">
            <text:p>68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office:value-type="float" office:value="743" calcext:value-type="float">
            <text:p>74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807" calcext:value-type="float">
            <text:p>80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5" calcext:value-type="float">
            <text:p>8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88" calcext:value-type="float">
            <text:p>78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82" calcext:value-type="float">
            <text:p>68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58" calcext:value-type="float">
            <text:p>55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424" calcext:value-type="float">
            <text:p>4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405" calcext:value-type="float">
            <text:p>4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336" calcext:value-type="float">
            <text:p>3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21" calcext:value-type="float">
            <text:p>3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formula="of:=1 - COS(PI()/180 * [.A2])" office:value-type="float" office:value="0.133974596215561" calcext:value-type="float">
            <text:p>0.133974596215561</text:p>
          </table:table-cell>
          <table:table-cell table:formula="of:=ABS(SIN(PI()/180 * [.A2])) * 0.0349" office:value-type="float" office:value="0.01745" calcext:value-type="float">
            <text:p>0.01745</text:p>
          </table:table-cell>
          <table:table-cell table:formula="of:=1/[.C2]" office:value-type="float" office:value="0.00145985401459854" calcext:value-type="float">
            <text:p>0.00145985401459854</text:p>
          </table:table-cell>
          <table:table-cell table:formula="of:=1/([.C2] ^ 2) * [.D2]" office:value-type="float" office:value="0.0000213117374393947" calcext:value-type="float">
            <text:p>2.13117374393947E-05</text:p>
          </table:table-cell>
        </table:table-row>
        <table:table-row table:style-name="ro1">
          <table:table-cell table:formula="of:=1 - COS(PI()/180 * [.A3])" office:value-type="float" office:value="0.0603073792140916" calcext:value-type="float">
            <text:p>0.0603073792140916</text:p>
          </table:table-cell>
          <table:table-cell table:formula="of:=ABS(SIN(PI()/180 * [.A3])) * 0.0349" office:value-type="float" office:value="0.0119365030020658" calcext:value-type="float">
            <text:p>0.0119365030020658</text:p>
          </table:table-cell>
          <table:table-cell table:formula="of:=1/[.C3]" office:value-type="float" office:value="0.00134589502018843" calcext:value-type="float">
            <text:p>0.00134589502018843</text:p>
          </table:table-cell>
          <table:table-cell table:formula="of:=1/([.C3] ^ 2) * [.D3]" office:value-type="float" office:value="0.000021737200864416" calcext:value-type="float">
            <text:p>2.1737200864416E-05</text:p>
          </table:table-cell>
        </table:table-row>
        <table:table-row table:style-name="ro1">
          <table:table-cell table:formula="of:=1 - COS(PI()/180 * [.A4])" office:value-type="float" office:value="0.015192246987792" calcext:value-type="float">
            <text:p>0.015192246987792</text:p>
          </table:table-cell>
          <table:table-cell table:formula="of:=ABS(SIN(PI()/180 * [.A4])) * 0.0349" office:value-type="float" office:value="0.00606032140057587" calcext:value-type="float">
            <text:p>0.00606032140057587</text:p>
          </table:table-cell>
          <table:table-cell table:formula="of:=1/[.C4]" office:value-type="float" office:value="0.00123915737298637" calcext:value-type="float">
            <text:p>0.00123915737298637</text:p>
          </table:table-cell>
          <table:table-cell table:formula="of:=1/([.C4] ^ 2) * [.D4]" office:value-type="float" office:value="0.0000153551099502648" calcext:value-type="float">
            <text:p>1.53551099502648E-05</text:p>
          </table:table-cell>
        </table:table-row>
        <table:table-row table:style-name="ro1">
          <table:table-cell table:formula="of:=1 - COS(PI()/180 * [.A5])" office:value-type="float" office:value="0" calcext:value-type="float">
            <text:p>0</text:p>
          </table:table-cell>
          <table:table-cell table:formula="of:=ABS(SIN(PI()/180 * [.A5])) * 0.0349" office:value-type="float" office:value="0" calcext:value-type="float">
            <text:p>0</text:p>
          </table:table-cell>
          <table:table-cell table:formula="of:=1/[.C5]" office:value-type="float" office:value="0.00114285714285714" calcext:value-type="float">
            <text:p>0.00114285714285714</text:p>
          </table:table-cell>
          <table:table-cell table:formula="of:=1/([.C5] ^ 2) * [.D5]" office:value-type="float" office:value="0.0000104489795918367" calcext:value-type="float">
            <text:p>1.04489795918367E-05</text:p>
          </table:table-cell>
        </table:table-row>
        <table:table-row table:style-name="ro1">
          <table:table-cell table:formula="of:=1 - COS(PI()/180 * [.A6])" office:value-type="float" office:value="0.015192246987792" calcext:value-type="float">
            <text:p>0.015192246987792</text:p>
          </table:table-cell>
          <table:table-cell table:formula="of:=ABS(SIN(PI()/180 * [.A6])) * 0.0349" office:value-type="float" office:value="0.00606032140057587" calcext:value-type="float">
            <text:p>0.00606032140057587</text:p>
          </table:table-cell>
          <table:table-cell table:formula="of:=1/[.C6]" office:value-type="float" office:value="0.00126903553299492" calcext:value-type="float">
            <text:p>0.00126903553299492</text:p>
          </table:table-cell>
          <table:table-cell table:formula="of:=1/([.C6] ^ 2) * [.D6]" office:value-type="float" office:value="0.0000161045118400371" calcext:value-type="float">
            <text:p>1.61045118400371E-05</text:p>
          </table:table-cell>
        </table:table-row>
        <table:table-row table:style-name="ro1">
          <table:table-cell table:formula="of:=1 - COS(PI()/180 * [.A7])" office:value-type="float" office:value="0.0603073792140916" calcext:value-type="float">
            <text:p>0.0603073792140916</text:p>
          </table:table-cell>
          <table:table-cell table:formula="of:=ABS(SIN(PI()/180 * [.A7])) * 0.0349" office:value-type="float" office:value="0.0119365030020658" calcext:value-type="float">
            <text:p>0.0119365030020658</text:p>
          </table:table-cell>
          <table:table-cell table:formula="of:=1/[.C7]" office:value-type="float" office:value="0.00134770889487871" calcext:value-type="float">
            <text:p>0.00134770889487871</text:p>
          </table:table-cell>
          <table:table-cell table:formula="of:=1/([.C7] ^ 2) * [.D7]" office:value-type="float" office:value="0.0000363263853067037" calcext:value-type="float">
            <text:p>3.63263853067037E-05</text:p>
          </table:table-cell>
        </table:table-row>
        <table:table-row table:style-name="ro1">
          <table:table-cell table:formula="of:=1 - COS(PI()/180 * [.A8])" office:value-type="float" office:value="0.133974596215561" calcext:value-type="float">
            <text:p>0.133974596215561</text:p>
          </table:table-cell>
          <table:table-cell table:formula="of:=ABS(SIN(PI()/180 * [.A8])) * 0.0349" office:value-type="float" office:value="0.01745" calcext:value-type="float">
            <text:p>0.01745</text:p>
          </table:table-cell>
          <table:table-cell table:formula="of:=1/[.C8]" office:value-type="float" office:value="0.00146627565982405" calcext:value-type="float">
            <text:p>0.00146627565982405</text:p>
          </table:table-cell>
          <table:table-cell table:formula="of:=1/([.C8] ^ 2) * [.D8]" office:value-type="float" office:value="0.0000429992862118489" calcext:value-type="float">
            <text:p>4.29992862118489E-05</text:p>
          </table:table-cell>
        </table:table-row>
        <table:table-row table:style-name="ro1">
          <table:table-cell table:formula="of:=1 - COS(PI()/180 * [.A9])" office:value-type="float" office:value="0.180847955711008" calcext:value-type="float">
            <text:p>0.180847955711008</text:p>
          </table:table-cell>
          <table:table-cell table:formula="of:=ABS(SIN(PI()/180 * [.A9])) * 0.0349" office:value-type="float" office:value="0.0200178176286515" calcext:value-type="float">
            <text:p>0.0200178176286515</text:p>
          </table:table-cell>
          <table:table-cell table:formula="of:=1/[.C9]" office:value-type="float" office:value="0.00158227848101266" calcext:value-type="float">
            <text:p>0.00158227848101266</text:p>
          </table:table-cell>
          <table:table-cell table:formula="of:=1/([.C9] ^ 2) * [.D9]" office:value-type="float" office:value="0.0000250360519147572" calcext:value-type="float">
            <text:p>2.50360519147572E-05</text:p>
          </table:table-cell>
        </table:table-row>
        <table:table-row table:style-name="ro1">
          <table:table-cell table:formula="of:=1 - COS(PI()/180 * [.A10])" office:value-type="float" office:value="0.233955556881022" calcext:value-type="float">
            <text:p>0.233955556881022</text:p>
          </table:table-cell>
          <table:table-cell table:formula="of:=ABS(SIN(PI()/180 * [.A10])) * 0.0349" office:value-type="float" office:value="0.0224332875780602" calcext:value-type="float">
            <text:p>0.0224332875780602</text:p>
          </table:table-cell>
          <table:table-cell table:formula="of:=1/[.C10]" office:value-type="float" office:value="0.0017921146953405" calcext:value-type="float">
            <text:p>0.0017921146953405</text:p>
          </table:table-cell>
          <table:table-cell table:formula="of:=1/([.C10] ^ 2) * [.D10]" office:value-type="float" office:value="0.0000481751262188307" calcext:value-type="float">
            <text:p>4.81751262188307E-05</text:p>
          </table:table-cell>
        </table:table-row>
        <table:table-row table:style-name="ro1">
          <table:table-cell table:formula="of:=1 - COS(PI()/180 * [.A11])" office:value-type="float" office:value="0.357212390313461" calcext:value-type="float">
            <text:p>0.357212390313461</text:p>
          </table:table-cell>
          <table:table-cell table:formula="of:=ABS(SIN(PI()/180 * [.A11])) * 0.0349" office:value-type="float" office:value="0.0267349510648523" calcext:value-type="float">
            <text:p>0.0267349510648523</text:p>
          </table:table-cell>
          <table:table-cell table:formula="of:=1/[.C11]" office:value-type="float" office:value="0.00186915887850467" calcext:value-type="float">
            <text:p>0.00186915887850467</text:p>
          </table:table-cell>
          <table:table-cell table:formula="of:=1/([.C11] ^ 2) * [.D11]" office:value-type="float" office:value="0.0000524063236963927" calcext:value-type="float">
            <text:p>5.24063236963927E-05</text:p>
          </table:table-cell>
        </table:table-row>
        <table:table-row table:style-name="ro1">
          <table:table-cell table:formula="of:=1 - COS(PI()/180 * [.A12])" office:value-type="float" office:value="0.5" calcext:value-type="float">
            <text:p>0.5</text:p>
          </table:table-cell>
          <table:table-cell table:formula="of:=ABS(SIN(PI()/180 * [.A12])) * 0.0349" office:value-type="float" office:value="0.0302242865920769" calcext:value-type="float">
            <text:p>0.0302242865920769</text:p>
          </table:table-cell>
          <table:table-cell table:formula="of:=1/[.C12]" office:value-type="float" office:value="0.00210970464135021" calcext:value-type="float">
            <text:p>0.00210970464135021</text:p>
          </table:table-cell>
          <table:table-cell table:formula="of:=1/([.C12] ^ 2) * [.D12]" office:value-type="float" office:value="0.0000667628051060193" calcext:value-type="float">
            <text:p>6.67628051060193E-05</text:p>
          </table:table-cell>
        </table:table-row>
        <table:table-row table:style-name="ro1">
          <table:table-cell table:formula="of:=1 - COS(PI()/180 * [.A13])" office:value-type="float" office:value="0.657979856674331" calcext:value-type="float">
            <text:p>0.657979856674331</text:p>
          </table:table-cell>
          <table:table-cell table:formula="of:=ABS(SIN(PI()/180 * [.A13])) * 0.0349" office:value-type="float" office:value="0.0327952724654282" calcext:value-type="float">
            <text:p>0.0327952724654282</text:p>
          </table:table-cell>
          <table:table-cell table:formula="of:=1/[.C13]" office:value-type="float" office:value="0.00235849056603774" calcext:value-type="float">
            <text:p>0.00235849056603774</text:p>
          </table:table-cell>
          <table:table-cell table:formula="of:=1/([.C13] ^ 2) * [.D13]" office:value-type="float" office:value="0.00011124955500178" calcext:value-type="float">
            <text:p>0.00011124955500178</text:p>
          </table:table-cell>
        </table:table-row>
        <table:table-row table:style-name="ro1">
          <table:table-cell table:formula="of:=1 - COS(PI()/180 * [.A14])" office:value-type="float" office:value="0.741180954897479" calcext:value-type="float">
            <text:p>0.741180954897479</text:p>
          </table:table-cell>
          <table:table-cell table:formula="of:=ABS(SIN(PI()/180 * [.A14])) * 0.0349" office:value-type="float" office:value="0.0337108113374885" calcext:value-type="float">
            <text:p>0.0337108113374885</text:p>
          </table:table-cell>
          <table:table-cell table:formula="of:=1/[.C14]" office:value-type="float" office:value="0.00246913580246914" calcext:value-type="float">
            <text:p>0.00246913580246914</text:p>
          </table:table-cell>
          <table:table-cell table:formula="of:=1/([.C14] ^ 2) * [.D14]" office:value-type="float" office:value="0.000109739368998628" calcext:value-type="float">
            <text:p>0.000109739368998628</text:p>
          </table:table-cell>
        </table:table-row>
        <table:table-row table:style-name="ro1">
          <table:table-cell table:formula="of:=1 - COS(PI()/180 * [.A15])" office:value-type="float" office:value="0.82635182233307" calcext:value-type="float">
            <text:p>0.82635182233307</text:p>
          </table:table-cell>
          <table:table-cell table:formula="of:=ABS(SIN(PI()/180 * [.A15])) * 0.0349" office:value-type="float" office:value="0.0343697905801261" calcext:value-type="float">
            <text:p>0.0343697905801261</text:p>
          </table:table-cell>
          <table:table-cell table:formula="of:=1/[.C15]" office:value-type="float" office:value="0.00261780104712042" calcext:value-type="float">
            <text:p>0.00261780104712042</text:p>
          </table:table-cell>
          <table:table-cell table:formula="of:=1/([.C15] ^ 2) * [.D15]" office:value-type="float" office:value="0.000109646117156876" calcext:value-type="float">
            <text:p>0.000109646117156876</text:p>
          </table:table-cell>
        </table:table-row>
        <table:table-row table:style-name="ro1">
          <table:table-cell table:formula="of:=1 - COS(PI()/180 * [.A16])" office:value-type="float" office:value="0.912844257252342" calcext:value-type="float">
            <text:p>0.912844257252342</text:p>
          </table:table-cell>
          <table:table-cell table:formula="of:=ABS(SIN(PI()/180 * [.A16])) * 0.0349" office:value-type="float" office:value="0.0347671949634019" calcext:value-type="float">
            <text:p>0.0347671949634019</text:p>
          </table:table-cell>
          <table:table-cell table:formula="of:=1/[.C16]" office:value-type="float" office:value="0.00284900284900285" calcext:value-type="float">
            <text:p>0.00284900284900285</text:p>
          </table:table-cell>
          <table:table-cell table:formula="of:=1/([.C16] ^ 2) * [.D16]" office:value-type="float" office:value="0.000162336344672527" calcext:value-type="float">
            <text:p>0.000162336344672527</text:p>
          </table:table-cell>
        </table:table-row>
        <table:table-row table:style-name="ro1">
          <table:table-cell table:formula="of:=1 - COS(PI()/180 * [.A17])" office:value-type="float" office:value="1" calcext:value-type="float">
            <text:p>1</text:p>
          </table:table-cell>
          <table:table-cell table:formula="of:=ABS(SIN(PI()/180 * [.A17])) * 0.0349" office:value-type="float" office:value="0.0349" calcext:value-type="float">
            <text:p>0.0349</text:p>
          </table:table-cell>
          <table:table-cell table:formula="of:=1/[.C17]" office:value-type="float" office:value="0.00290697674418605" calcext:value-type="float">
            <text:p>0.00290697674418605</text:p>
          </table:table-cell>
          <table:table-cell table:formula="of:=1/([.C17] ^ 2) * [.D17]" office:value-type="float" office:value="0.000152109248242293" calcext:value-type="float">
            <text:p>0.000152109248242293</text:p>
          </table:table-cell>
        </table:table-row>
        <table:table-row table:style-name="ro1">
          <table:table-cell table:formula="of:=1 - COS(PI()/180 * [.A18])" office:value-type="float" office:value="1.08715574274766" calcext:value-type="float">
            <text:p>1.08715574274766</text:p>
          </table:table-cell>
          <table:table-cell table:formula="of:=ABS(SIN(PI()/180 * [.A18])) * 0.0349" office:value-type="float" office:value="0.0347671949634019" calcext:value-type="float">
            <text:p>0.0347671949634019</text:p>
          </table:table-cell>
          <table:table-cell table:formula="of:=1/[.C18]" office:value-type="float" office:value="0.00297619047619048" calcext:value-type="float">
            <text:p>0.00297619047619048</text:p>
          </table:table-cell>
          <table:table-cell table:formula="of:=1/([.C18] ^ 2) * [.D18]" office:value-type="float" office:value="0.000124007936507936" calcext:value-type="float">
            <text:p>0.000124007936507936</text:p>
          </table:table-cell>
        </table:table-row>
        <table:table-row table:style-name="ro1">
          <table:table-cell table:formula="of:=1 - COS(PI()/180 * [.A19])" office:value-type="float" office:value="1.17364817766693" calcext:value-type="float">
            <text:p>1.17364817766693</text:p>
          </table:table-cell>
          <table:table-cell table:formula="of:=ABS(SIN(PI()/180 * [.A19])) * 0.0349" office:value-type="float" office:value="0.0343697905801261" calcext:value-type="float">
            <text:p>0.0343697905801261</text:p>
          </table:table-cell>
          <table:table-cell table:formula="of:=1/[.C19]" office:value-type="float" office:value="0.00311526479750779" calcext:value-type="float">
            <text:p>0.00311526479750779</text:p>
          </table:table-cell>
          <table:table-cell table:formula="of:=1/([.C19] ^ 2) * [.D19]" office:value-type="float" office:value="0.000116458497103095" calcext:value-type="float">
            <text:p>0.000116458497103095</text:p>
          </table:table-cell>
        </table:table-row>
        <table:table-row table:style-name="ro1">
          <table:table-cell table:formula="of:=1 - COS(PI()/180 * [.A20])" office:value-type="float" office:value="1.25881904510252" calcext:value-type="float">
            <text:p>1.25881904510252</text:p>
          </table:table-cell>
          <table:table-cell table:formula="of:=ABS(SIN(PI()/180 * [.A20])) * 0.0349" office:value-type="float" office:value="0.0337108113374885" calcext:value-type="float">
            <text:p>0.0337108113374885</text:p>
          </table:table-cell>
          <table:table-cell table:formula="of:=1/[.C20]" office:value-type="float" office:value="0.00324675324675325" calcext:value-type="float">
            <text:p>0.00324675324675325</text:p>
          </table:table-cell>
          <table:table-cell table:formula="of:=1/([.C20] ^ 2) * [.D20]" office:value-type="float" office:value="0.000105414066453027" calcext:value-type="float">
            <text:p>0.000105414066453027</text:p>
          </table:table-cell>
        </table:table-row>
        <table:table-row table:style-name="ro1">
          <table:table-cell table:formula="of:=1 - COS(PI()/180 * [.A21])" office:value-type="float" office:value="1.5" calcext:value-type="float">
            <text:p>1.5</text:p>
          </table:table-cell>
          <table:table-cell table:formula="of:=ABS(SIN(PI()/180 * [.A21])) * 0.0349" office:value-type="float" office:value="0.0302242865920769" calcext:value-type="float">
            <text:p>0.0302242865920769</text:p>
          </table:table-cell>
          <table:table-cell table:formula="of:=1/[.C21]" office:value-type="float" office:value="0.00338983050847458" calcext:value-type="float">
            <text:p>0.00338983050847458</text:p>
          </table:table-cell>
          <table:table-cell table:formula="of:=1/([.C21] ^ 2) * [.D21]" office:value-type="float" office:value="0.000057454754380925" calcext:value-type="float">
            <text:p>5.7454754380925E-05</text:p>
          </table:table-cell>
        </table:table-row>
      </table:table>
      <table:named-expressions/>
      <table:database-ranges>
        <table:database-range table:name="__Anonymous_Sheet_DB__0" table:target-range-address="Sheet1.A2:Sheet1.D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5:13:36.325174037</meta:creation-date>
    <meta:editing-duration>PT2H17M7S</meta:editing-duration>
    <meta:editing-cycles>5</meta:editing-cycles>
    <meta:generator>LibreOffice/7.3.7.2$Linux_X86_64 LibreOffice_project/30$Build-2</meta:generator>
    <dc:date>2024-10-12T22:41:16.121218045</dc:date>
    <meta:document-statistic meta:table-count="1" meta:cell-count="16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423cm" svg:height="15.859cm" xlink:href=".." xlink:type="simple" chart:class="chart:scatter" chart:style-name="ch1">
        <chart:legend chart:legend-position="end" svg:x="21.571cm" svg:y="7.63cm" style:legend-expansion="high" chart:style-name="ch2"/>
        <chart:plot-area chart:style-name="ch3" table:cell-range-address="Sheet1.A2:Sheet1.A20 Sheet1.C2:Sheet1.C20" svg:x="0.621cm" svg:y="1.608cm" svg:width="19.911cm" svg:height="14.895cm">
          <chart:coordinate-region svg:x="0.859cm" svg:y="1.807cm" svg:width="19.393cm" svg:height="14.0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0" chart:class="chart:scatter">
            <chart:domain table:cell-range-address="Sheet1.A2:Sheet1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0">
                <text:p>-30</text:p>
                <draw:g>
                  <svg:desc>Sheet1.A2:Sheet1.A20</svg:desc>
                </draw:g>
              </table:table-cell>
              <table:table-cell office:value-type="float" office:value="685">
                <text:p>685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0">
                <text:p>-2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">
                <text:p>6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5">
                <text:p>75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5">
                <text:p>9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308">
                <text:p>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